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142316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8632" calcext:value-type="float">
            <text:p>78.2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6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4144" calcext:value-type="float">
            <text:p>78.1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6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5648" calcext:value-type="float">
            <text:p>77.9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6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3624" calcext:value-type="float">
            <text:p>77.7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6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2496" calcext:value-type="float">
            <text:p>77.8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6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5608" calcext:value-type="float">
            <text:p>77.6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6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8824" calcext:value-type="float">
            <text:p>77.4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6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0704" calcext:value-type="float">
            <text:p>77.2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6</text:p>
          </table:table-cell>
          <table:table-cell office:value-type="string" calcext:value-type="string">
            <text:p>201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1288" calcext:value-type="float">
            <text:p>77.3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6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4128" calcext:value-type="float">
            <text:p>77.2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6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108" calcext:value-type="float">
            <text:p>77.2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6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5192" calcext:value-type="float">
            <text:p>77.3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6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096" calcext:value-type="float">
            <text:p>76.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6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568" calcext:value-type="float">
            <text:p>75.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